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68861" officeooo:paragraph-rsid="00168861"/>
    </style:style>
    <style:style style:name="P3" style:family="paragraph" style:parent-style-name="Standard">
      <style:text-properties officeooo:rsid="00187485" officeooo:paragraph-rsid="00187485"/>
    </style:style>
    <style:style style:name="P4" style:family="paragraph" style:parent-style-name="Standard">
      <style:text-properties fo:font-size="10pt" officeooo:rsid="00187485" officeooo:paragraph-rsid="00187485" style:font-size-asian="10pt" style:font-size-complex="10pt"/>
    </style:style>
    <style:style style:name="P5"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6"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7"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8"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9" style:family="paragraph" style:parent-style-name="Standard">
      <style:text-properties officeooo:rsid="001b2eb6" officeooo:paragraph-rsid="001b2eb6"/>
    </style:style>
    <style:style style:name="P10" style:family="paragraph" style:parent-style-name="Standard">
      <style:text-properties officeooo:rsid="001b981f" officeooo:paragraph-rsid="001b981f"/>
    </style:style>
    <style:style style:name="P11" style:family="paragraph" style:parent-style-name="Standard">
      <style:text-properties officeooo:rsid="001d529c" officeooo:paragraph-rsid="001d529c"/>
    </style:style>
    <style:style style:name="P12" style:family="paragraph" style:parent-style-name="Standard">
      <style:text-properties officeooo:rsid="001d7369" officeooo:paragraph-rsid="001d7369"/>
    </style:style>
    <style:style style:name="P13" style:family="paragraph" style:parent-style-name="Standard">
      <style:text-properties officeooo:rsid="001e54a7" officeooo:paragraph-rsid="001e54a7"/>
    </style:style>
    <style:style style:name="P14" style:family="paragraph" style:parent-style-name="Standard">
      <style:text-properties officeooo:rsid="001e7e87" officeooo:paragraph-rsid="001e7e87"/>
    </style:style>
    <style:style style:name="P15" style:family="paragraph" style:parent-style-name="Standard">
      <style:paragraph-properties fo:break-before="page"/>
      <style:text-properties officeooo:rsid="00154698" officeooo:paragraph-rsid="00154698"/>
    </style:style>
    <style:style style:name="P16" style:family="paragraph" style:parent-style-name="Standard">
      <style:paragraph-properties fo:break-before="page"/>
      <style:text-properties officeooo:rsid="00187485" officeooo:paragraph-rsid="00187485"/>
    </style:style>
    <style:style style:name="P17" style:family="paragraph" style:parent-style-name="Standard">
      <style:text-properties officeooo:rsid="00154698" officeooo:paragraph-rsid="001f4010"/>
    </style:style>
    <style:style style:name="P18" style:family="paragraph" style:parent-style-name="Standard">
      <style:text-properties officeooo:rsid="00154698" officeooo:paragraph-rsid="0022b51c"/>
    </style:style>
    <style:style style:name="P19" style:family="paragraph" style:parent-style-name="Standard">
      <style:text-properties officeooo:rsid="001f4010" officeooo:paragraph-rsid="001f4010"/>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style:style style:name="T5" style:family="text">
      <style:text-properties officeooo:rsid="001e54a7"/>
    </style:style>
    <style:style style:name="T6" style:family="text">
      <style:text-properties officeooo:rsid="001f4010"/>
    </style:style>
    <style:style style:name="T7" style:family="text">
      <style:text-properties officeooo:rsid="001fb9dc"/>
    </style:style>
    <style:style style:name="T8" style:family="text">
      <style:text-properties officeooo:rsid="0020f8c1"/>
    </style:style>
    <style:style style:name="T9" style:family="text">
      <style:text-properties officeooo:rsid="0022b51c"/>
    </style:style>
    <style:style style:name="T10" style:family="text">
      <style:text-properties officeooo:rsid="0024561e"/>
    </style:style>
    <style:style style:name="T11" style:family="text">
      <style:text-properties officeooo:rsid="002568d5"/>
    </style:style>
    <style:style style:name="T12" style:family="text">
      <style:text-properties officeooo:rsid="002605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6">I</text:span>ntroduction and problem statement</text:p>
      <text:p text:style-name="P8">«<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17"><text:tab/>- <text:span text:style-name="T6">Explore competitive co-evolution in the setting of a virtual village, where people and</text:span></text:p>
      <text:p text:style-name="P17"><text:tab/><text:span text:style-name="T6">diseases evolve to battle each other.</text:span></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9">In this document we will elaborate and discuss on the implementations we made, although we weren't able to implement it all. This will be reviewed in the discussion and conclusion section.</text:p>
      <text:p text:style-name="P15">2: Background</text:p>
      <text:p text:style-name="P7">«<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 <text:span text:style-name="T8">There are models and texts on epidemics and diseases, which could possibly be useful to our project. As to which approach we will take to integrate it into our evolution, remains to be explored. Can we better our epidemics simply by using an evolutionary approach?</text:spa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1"/>
      <text:p text:style-name="P1"/>
      <text:p text:style-name="P15"/>
      <text:p text:style-name="P1">3: Game Mechanics</text:p>
      <text:p text:style-name="P7">«<text:span text:style-name="T3">How does the game work that you are using? Why do you need AI in this game?</text:span>»</text:p>
      <text:p text:style-name="P1"/>
      <text:p text:style-name="P18">Technically we are not making a game, but more of a simulation. If <text:span text:style-name="T9">we have enough time </text:span>to implement the algorithms and make all the connections, we <text:span text:style-name="T9">will try adding</text:span> a UI to the system.</text:p>
      <text:p text:style-name="P18"><text:span text:style-name="T9">By having this UI, we can see </text:span>if we can find some way for the user to act <text:span text:style-name="T9">on behalf of</text:span> the humans, or <text:span text:style-name="T9">act </text:span>as the creator of different diseases that can mutate and change.</text:p>
      <text:p text:style-name="P1"/>
      <text:p text:style-name="P1">The AI we are implementing is essen<text:span text:style-name="T7">t</text:span>ial, as without it, it will not be a simulation of evolution, but merely an imagined hard-coded painting. We want our «game» to come <text:span text:style-name="T11">to life</text:span>, change and mutate. <text:span text:style-name="T11">Ideally</text:span> in real-time. So by having our simulation using Genetic Algorithms, we can make the fight between people and sickness come alive.</text:p>
      <text:p text:style-name="P1"/>
      <text:p text:style-name="P1"/>
      <text:p text:style-name="P15">4: Methods</text:p>
      <text:p text:style-name="P7">«<text:span text:style-name="T3">How does your algorithm work? Describe in as much detail as you can ﬁt into the report. Also, how did you interface it to the game? </text:span>»</text:p>
      <text:p text:style-name="P1"/>
      <text:p text:style-name="P1">Genetic Algorithm – Evolution of the Diseases</text:p>
      <text:p text:style-name="P1"/>
      <text:p text:style-name="P1"><text:tab/>Creates a disease with random stats for Lethality. The other stats, like Spread and <text:tab/>DropRate(resistance), are dependant on the Lethality. </text:p>
      <text:p text:style-name="P1"><text:tab/>Mutating the stats, and then simulating how that new disease would do compared to the <text:tab/>other possible mutations.</text:p>
      <text:p text:style-name="P1"><text:tab/>Then we get the fitness for that disease and all the other disease variations that we make.</text:p>
      <text:p text:style-name="P1"><text:tab/>Selecting the one with the highest value, and introducing it to the world.</text:p>
      <text:p text:style-name="P1"/>
      <text:p text:style-name="P12">Roulette selection on the Genetic Algorithm mutation</text:p>
      <text:p text:style-name="P12"/>
      <text:p text:style-name="P12"><text:tab/>We originally had our genetic algorithm set up so that when two diseases would create</text:p>
      <text:p text:style-name="P12"><text:tab/>an offspring that would become the new «improved» disease, it would go through our</text:p>
      <text:p text:style-name="P12"><text:tab/>population list of current possibilities, and just match up two at a time in a manner of</text:p>
      <text:p text:style-name="P12"><text:tab/>taking the first two, pairing them up, creating offspring, and then go on to the next two </text:p>
      <text:p text:style-name="P12"><text:tab/>in the list, and so on.</text:p>
      <text:p text:style-name="P12"><text:tab/>However this turned out not to be such a good way of doing it, since the list was already</text:p>
      <text:p text:style-name="P12"><text:tab/>sorted by the fitness of each disease. Which means that the first two would have the highest</text:p>
      <text:p text:style-name="P12"><text:tab/>fitness, and then the next two would have lower, and so on.</text:p>
      <text:p text:style-name="P12"><text:tab/>By implementing the roulette selection, we could have randomly selected diseases, that</text:p>
      <text:p text:style-name="P12"><text:tab/>didn't necessarily take too much thought into the fitness.</text:p>
      <text:p text:style-name="P12"><text:tab/>How it works:</text:p>
      <text:p text:style-name="P12"><text:tab/>It generates the fitness for each disease like before, but it also has an average fitness.</text:p>
      <text:p text:style-name="P12"><text:tab/>Then we create a random percentage based on said average, and use that to mach up against</text:p>
      <text:p text:style-name="P12"><text:tab/>the next disease. If that other disease then would match the criteria, it would be selected.</text:p>
      <text:p text:style-name="P12"><text:tab/>After successfully implementing this algorithm into our Genetic Algorithm, we saw that </text:p>
      <text:p text:style-name="P12"><text:tab/>the diseases that came out had more of a «smart» approach to them.</text:p>
      <text:p text:style-name="P12"><text:tab/>For instance, the first disease would weaken the population, and then the second one would</text:p>
      <text:p text:style-name="P12"><text:tab/>come in and deal a lot of damage. And if that wasn't enough to kill all the people, it would</text:p>
      <text:p text:style-name="P12"><text:tab/>create another disease that would make sure this happened.</text:p>
      <text:p text:style-name="P1"/>
      <text:p text:style-name="P2">The People</text:p>
      <text:p text:style-name="P2"><text:tab/></text:p>
      <text:p text:style-name="P2"><text:tab/>Each person has individual stats and variables.</text:p>
      <text:p text:style-name="P2"><text:tab/>Every one of those stats have some sort of meaning, <text:span text:style-name="T10">for example: </text:span>age, health, gender and sexual <text:tab/>preference.</text:p>
      <text:p text:style-name="P2"><text:tab/>A person can only get pregnant if it's female, and only by having sex with a </text:p>
      <text:p text:style-name="P2"><text:tab/>man that is capable of having kids.</text:p>
      <text:p text:style-name="P2"><text:tab/>Basically we have tried to make all the variables and stats be as close to reality as possible.</text:p>
      <text:p text:style-name="P1"/>
      <text:p text:style-name="P1">Simulating the village</text:p>
      <text:p text:style-name="P1"/>
      <text:p text:style-name="P1"><text:tab/><text:span text:style-name="T12">The algorithm initializes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have sex and make a baby – which is the only way of </text:span></text:p>
      <text:p text:style-name="P1"><text:tab/><text:span text:style-name="T1">increasing the population of the village.</text:span></text:p>
      <text:p text:style-name="P1"><text:tab/><text:span text:style-name="T1">After people have met new people, the simulation goes over to the disease(s) and</text:span></text:p>
      <text:p text:style-name="P1"><text:tab/><text:span text:style-name="T1">if possible, introduces a new disease to the world.</text:span></text:p>
      <text:p text:style-name="P1"><text:soft-page-break/><text:tab/><text:span text:style-name="T1">Then that disease infects as many people as it can, based on its spreading rate, and after </text:span></text:p>
      <text:p text:style-name="P1"><text:tab/><text:span text:style-name="T1">that, it will deal damage to them according to it's lethality and the infected people's </text:span></text:p>
      <text:p text:style-name="P1"><text:tab/><text:span text:style-name="T1">resistance to said disease.</text:span></text:p>
      <text:p text:style-name="P1"><text:tab/><text:span text:style-name="T1">When the diseases have had their turn, the next step of the sim, is to cleanup and update the</text:span></text:p>
      <text:p text:style-name="P1"><text:tab/><text:span text:style-name="T1">people – that means giving birth to the babies (1 iteration is 1 year), disposing of potential </text:span></text:p>
      <text:p text:style-name="P1"><text:tab/><text:span text:style-name="T1">dead and old people (we are not meant to be nice here).</text:span></text:p>
      <text:p text:style-name="P1"><text:tab/><text:span text:style-name="T1">And after all that is done, the cycle continues.</text:span></text:p>
      <text:p text:style-name="P1"/>
      <text:p text:style-name="P3">There are of course many more methods in our solution, but as of right now they are not relevant to the AI perspective of the code.</text:p>
      <text:p text:style-name="P3"/>
      <text:p text:style-name="P9">Interface</text:p>
      <text:p text:style-name="P9"><text:tab/></text:p>
      <text:p text:style-name="P9"><text:tab/>The «game» is a real-time simulation, and our user interface is quite minimal. We have a </text:p>
      <text:p text:style-name="P9"><text:tab/>text panel with a scollbar, which allows the user to see the state of the simulation for each</text:p>
      <text:p text:style-name="P9"><text:tab/>iteration – every simulated «year». Along witht this, there are also two buttons. The first one </text:p>
      <text:p text:style-name="P9"><text:tab/>is to start a new simulation, which clears the textbox from containing all the data from the</text:p>
      <text:p text:style-name="P9"><text:tab/>previous simulation, and starts printing out new data from the current, newly started,</text:p>
      <text:p text:style-name="P9"><text:tab/>simulation. The second button allows the user to save the data to a text file within the <text:tab/>project. A new text file is created with every click, and the name of the file is simply</text:p>
      <text:p text:style-name="P9"><text:tab/>a formatted pattern of the current date.</text:p>
      <text:p text:style-name="P9"/>
      <text:p text:style-name="P9"><text:tab/>Having this interface, allowed us to do quicker tests, and to easily scroll through the output</text:p>
      <text:p text:style-name="P9"><text:tab/>data and statistics from the simulation, as well as allowing us to quickly start a new</text:p>
      <text:p text:style-name="P9"><text:tab/>simulation without having to restart the application.</text:p>
      <text:p text:style-name="P9"/>
      <text:p text:style-name="P9">Visualized Data</text:p>
      <text:p text:style-name="P9"/>
      <text:p text:style-name="P9"><text:tab/>As described in the segment above, where we go into our simple interface, we print out </text:p>
      <text:p text:style-name="P9"><text:tab/>a lot of data. The purpose of this is to be able to see how the genetic algorithm are working,</text:p>
      <text:p text:style-name="P9"><text:tab/>and what impact the finished result have on the «village» we are simulating.</text:p>
      <text:p text:style-name="P9"><text:tab/>During our development process, we changed what we displayed multiple times, as at</text:p>
      <text:p text:style-name="P9"><text:tab/>different times, we wanted to examine different sets of data.</text:p>
      <text:p text:style-name="P9"><text:tab/>The data we were most interested in visualizing were as follows:</text:p>
      <text:p text:style-name="P9"/>
      <text:p text:style-name="P9"><text:tab/><text:tab/>- Iteration number (which year we currently are in)</text:p>
      <text:p text:style-name="P9"><text:tab/><text:tab/>- Phenotype of the Diseases created by the Genetic Algorithm</text:p>
      <text:p text:style-name="P9"><text:tab/><text:tab/>- Amount of people that are alive in the village</text:p>
      <text:p text:style-name="P9"><text:tab/><text:tab/>- Amount of people that are infected by the disease</text:p>
      <text:p text:style-name="P9"><text:tab/><text:tab/>- Amount of people killed by the disease</text:p>
      <text:p text:style-name="P9"><text:tab/><text:tab/>- Amount of new people being born each iteration</text:p>
      <text:p text:style-name="P9"><text:tab/><text:tab/>- Total Kills and Deaths</text:p>
      <text:p text:style-name="P9"><text:tab/><text:tab/>- Amount of people that died from old age (not by the diseases)</text:p>
      <text:p text:style-name="P9"><text:tab/><text:tab/>- Total damage done by the disease</text:p>
      <text:p text:style-name="P9"><text:tab/></text:p>
      <text:p text:style-name="P9"><text:tab/>These are some of the most commonly used data that we visualized for both debugging </text:p>
      <text:p text:style-name="P9"><text:tab/>purposes, as well as for result gathering.</text:p>
      <text:p text:style-name="P16">5: Results</text:p>
      <text:p text:style-name="P3"/>
      <text:p text:style-name="P6">«<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3"/>
      <text:p text:style-name="P12">(Insert data printed to text files)</text:p>
      <text:p text:style-name="P12">Genetic Algorithm for Diseases:</text:p>
      <text:p text:style-name="P12">Average <text:span text:style-name="T5">lifespan</text:span></text:p>
      <text:p text:style-name="P13">phenotypes</text:p>
      <text:p text:style-name="P13">«Smart Diseases from the Roulette Selection»</text:p>
      <text:p text:style-name="P14">MORE!</text:p>
      <text:p text:style-name="P16">6: Discussion</text:p>
      <text:p text:style-name="P3"/>
      <text:p text:style-name="P4">«<text:span text:style-name="T2">What are the strengths and shortcomings of your method? </text:span></text:p>
      <text:p text:style-name="P5">Why did you choose method X instead of Y? </text:p>
      <text:p text:style-name="P5">How well would it generalize to other game genres? </text:p>
      <text:p text:style-name="P4"><text:span text:style-name="T2">How would you develop it further, if you had time?</text:span>»</text:p>
      <text:p text:style-name="P3"/>
      <text:p text:style-name="P3">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3"/>
      <text:p text:style-name="P10">Passing on of immunities from parents:</text:p>
      <text:p text:style-name="P10"><text:tab/></text:p>
      <text:p text:style-name="P10"><text:tab/>Having some sort of algorithmically calculation of the chance of a newborn to inherit </text:p>
      <text:p text:style-name="P10"><text:tab/>immunities from the parents, as well as to how much immunity said newborn would </text:p>
      <text:p text:style-name="P10"><text:tab/>get.</text:p>
      <text:p text:style-name="P10"/>
      <text:p text:style-name="P10">Genetic algorithm for the people:</text:p>
      <text:p text:style-name="P10"/>
      <text:p text:style-name="P10"><text:tab/>Make the inhabitants of the village be created with some sort of genetic algorithm</text:p>
      <text:p text:style-name="P10"><text:tab/>so that they will take the existing diseases into account, and try to build their stats </text:p>
      <text:p text:style-name="P10"><text:tab/>based on how dangerous it is to «live» and also how many people are in the village.</text:p>
      <text:p text:style-name="P10"><text:tab/>If there were a lot of people (closing up to the maximum supported amount in the village)</text:p>
      <text:p text:style-name="P10"><text:tab/>the chances for a new disease to occur would be greater, and therefore the new people might</text:p>
      <text:p text:style-name="P10"><text:tab/>want to have higher resistances to disease, but lower health – or something along those lines.</text:p>
      <text:p text:style-name="P10"/>
      <text:p text:style-name="P11">Natural disasters:</text:p>
      <text:p text:style-name="P11"/>
      <text:p text:style-name="P11"><text:tab/>Have some sort of system that would sometimes make a natural disaster occur, like a</text:p>
      <text:p text:style-name="P11"><text:tab/>tornado coming in, or an earthquake.</text:p>
      <text:p text:style-name="P11"><text:tab/>The thought was that the more people in the village, the more people would be affected</text:p>
      <text:p text:style-name="P11"><text:tab/>as the «space» where you could «hide» (for example) would be significantly smaller.</text:p>
      <text:p text:style-name="P11"/>
      <text:p text:style-name="P11">Fighting between people:</text:p>
      <text:p text:style-name="P11"/>
      <text:p text:style-name="P11"><text:tab/>When two people would meet, we would have liked to have another system in place that</text:p>
      <text:p text:style-name="P11"><text:tab/>would be able to make conflicts between them occur; say if two males meet, and they both </text:p>
      <text:p text:style-name="P11"><text:tab/>fancy the same woman, they might fight (very primal, yes) to see who would eventually go</text:p>
      <text:p text:style-name="P11"><text:tab/>on to «win» the rights to be with her.</text:p>
      <text:p text:style-name="P11"/>
      <text:p text:style-name="P11">Better and more realistic numbers and calculation of the fitness:</text:p>
      <text:p text:style-name="P11"/>
      <text:p text:style-name="P11"><text:tab/>This would apply both for the Genetic Algorithm of the diseases as well as the one for the</text:p>
      <text:p text:style-name="P11"><text:tab/>people. Had we had more time, and had been able to implement the genetic algorithm for the</text:p>
      <text:p text:style-name="P11"><text:tab/>people, we would have loved to have better fitness functions for both, and to make them</text:p>
      <text:p text:style-name="P11"><text:tab/>as realistic and good as we possibly could manage</text:p>
      <text:p text:style-name="P16">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6T13:35:20.614000000</dc:date>
    <meta:editing-duration>PT1H46M29S</meta:editing-duration>
    <meta:editing-cycles>18</meta:editing-cycles>
    <meta:generator>LibreOffice/4.1.4.2$Windows_x86 LibreOffice_project/0a0440ccc0227ad9829de5f46be37cfb6edcf72</meta:generator>
    <meta:document-statistic meta:table-count="0" meta:image-count="0" meta:object-count="0" meta:page-count="8" meta:paragraph-count="145" meta:word-count="2060" meta:character-count="11698" meta:non-whitespace-character-count="9645"/>
  </office:meta>
</office:document-meta>
</file>